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7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 fo:padding="0.71mm" style:rotation-align="none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3"/>
          <table:table-cell table:style-name="ce74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9" office:value-type="string" calcext:value-type="string">
            <text:p><text:s text:c="10"/>單位：平方公里；個；戶；人；%</text:p>
          </table:table-cell>
          <table:table-cell table:style-name="ce64"/>
          <table:table-cell table:style-name="ce74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1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0" office:value-type="string" calcext:value-type="string">
            <text:p>人口密度 ( 每平</text:p>
          </table:table-cell>
          <table:table-cell table:style-name="ce65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2" office:value-type="string" calcext:value-type="string">
            <text:p>女子對男子數<text:span text:style-name="T7"> )</text:span></text:p>
          </table:table-cell>
          <table:table-cell table:style-name="ce61" office:value-type="string" calcext:value-type="string">
            <text:p>方公里人口數 )</text:p>
          </table:table-cell>
          <table:table-cell table:style-name="ce66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8" office:value-type="float" office:value="10685183" calcext:value-type="float">
            <text:p><text:s text:c="3"/>10,685,183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06" calcext:value-type="float">
            <text:p><text:s text:c="3"/>606</text:p>
          </table:table-cell>
          <table:table-cell table:style-name="ce67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2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50" office:value-type="float" office:value="11312728" calcext:value-type="float">
            <text:p><text:s text:c="3"/>11,312,728</text:p>
          </table:table-cell>
          <table:table-cell table:style-name="ce43" office:value-type="float" office:value="10779659" calcext:value-type="float">
            <text:p><text:s text:c="3"/>10,779,659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10" calcext:value-type="float">
            <text:p><text:s text:c="3"/>610</text:p>
          </table:table-cell>
          <table:table-cell table:style-name="ce67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3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50" office:value-type="float" office:value="11392050" calcext:value-type="float">
            <text:p><text:s text:c="3"/>11,392,050</text:p>
          </table:table-cell>
          <table:table-cell table:style-name="ce43" office:value-type="float" office:value="10884622" calcext:value-type="float">
            <text:p><text:s text:c="3"/>10,884,622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16" calcext:value-type="float">
            <text:p><text:s text:c="3"/>616</text:p>
          </table:table-cell>
          <table:table-cell table:style-name="ce67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8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8" office:value-type="float" office:value="10963917" calcext:value-type="float">
            <text:p><text:s text:c="3"/>10,963,917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19" calcext:value-type="float">
            <text:p><text:s text:c="3"/>619</text:p>
          </table:table-cell>
          <table:table-cell table:style-name="ce67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8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8" office:value-type="float" office:value="11035367" calcext:value-type="float">
            <text:p><text:s text:c="3"/>11,035,367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22" calcext:value-type="float">
            <text:p><text:s text:c="3"/>622</text:p>
          </table:table-cell>
          <table:table-cell table:style-name="ce67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5" calcext:value-type="float">
            <text:p><text:s text:c="3"/>625</text:p>
          </table:table-cell>
          <table:table-cell table:style-name="ce68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7" calcext:value-type="float">
            <text:p><text:s text:c="3"/>627</text:p>
          </table:table-cell>
          <table:table-cell table:style-name="ce69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629" calcext:value-type="float">
            <text:p><text:s text:c="3"/>629</text:p>
          </table:table-cell>
          <table:table-cell table:style-name="ce69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32" calcext:value-type="float">
            <text:p><text:s text:c="3"/>632</text:p>
          </table:table-cell>
          <table:table-cell table:style-name="ce68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4" calcext:value-type="float">
            <text:p><text:s text:c="3"/>634</text:p>
          </table:table-cell>
          <table:table-cell table:style-name="ce68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7" calcext:value-type="float">
            <text:p><text:s text:c="3"/>637</text:p>
          </table:table-cell>
          <table:table-cell table:style-name="ce68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9" calcext:value-type="float">
            <text:p><text:s text:c="3"/>147,579</text:p>
          </table:table-cell>
          <table:table-cell table:style-name="ce31" office:value-type="float" office:value="7630590" calcext:value-type="float">
            <text:p><text:s text:c="3"/>7,630,590</text:p>
          </table:table-cell>
          <table:table-cell table:style-name="ce46" office:value-type="float" office:value="23007737" calcext:value-type="float">
            <text:p><text:s text:c="3"/>23,007,737</text:p>
          </table:table-cell>
          <table:table-cell table:style-name="ce31" office:value-type="float" office:value="11617921" calcext:value-type="float">
            <text:p><text:s text:c="3"/>11,617,921</text:p>
          </table:table-cell>
          <table:table-cell table:style-name="ce31" office:value-type="float" office:value="11389816" calcext:value-type="float">
            <text:p><text:s text:c="3"/>11,389,816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6" calcext:value-type="float">
            <text:p><text:s text:c="3"/>636</text:p>
          </table:table-cell>
          <table:table-cell table:style-name="ce70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37756" calcext:value-type="float">
            <text:p><text:s text:c="3"/>7,637,756</text:p>
          </table:table-cell>
          <table:table-cell table:style-name="ce46" office:value-type="float" office:value="23016257" calcext:value-type="float">
            <text:p><text:s text:c="3"/>23,016,257</text:p>
          </table:table-cell>
          <table:table-cell table:style-name="ce31" office:value-type="float" office:value="11620114" calcext:value-type="float">
            <text:p><text:s text:c="3"/>11,620,114</text:p>
          </table:table-cell>
          <table:table-cell table:style-name="ce31" office:value-type="float" office:value="11396143" calcext:value-type="float">
            <text:p><text:s text:c="3"/>11,396,143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6" calcext:value-type="float">
            <text:p><text:s text:c="3"/>636</text:p>
          </table:table-cell>
          <table:table-cell table:style-name="ce70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一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51722" calcext:value-type="float">
            <text:p><text:s text:c="3"/>7,651,722</text:p>
          </table:table-cell>
          <table:table-cell table:style-name="ce46" office:value-type="float" office:value="23027672" calcext:value-type="float">
            <text:p><text:s text:c="3"/>23,027,672</text:p>
          </table:table-cell>
          <table:table-cell table:style-name="ce31" office:value-type="float" office:value="11624013" calcext:value-type="float">
            <text:p><text:s text:c="3"/>11,624,013</text:p>
          </table:table-cell>
          <table:table-cell table:style-name="ce31" office:value-type="float" office:value="11403659" calcext:value-type="float">
            <text:p><text:s text:c="3"/>11,403,659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6" calcext:value-type="float">
            <text:p><text:s text:c="3"/>636</text:p>
          </table:table-cell>
          <table:table-cell table:style-name="ce70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9" office:value-type="float" office:value="147591" calcext:value-type="float">
            <text:p><text:s text:c="3"/>147,591</text:p>
          </table:table-cell>
          <table:table-cell table:style-name="ce31" office:value-type="float" office:value="7655772" calcext:value-type="float">
            <text:p><text:s text:c="3"/>7,655,772</text:p>
          </table:table-cell>
          <table:table-cell table:style-name="ce46" office:value-type="float" office:value="23037031" calcext:value-type="float">
            <text:p><text:s text:c="3"/>23,037,031</text:p>
          </table:table-cell>
          <table:table-cell table:style-name="ce31" office:value-type="float" office:value="11626351" calcext:value-type="float">
            <text:p><text:s text:c="3"/>11,626,351</text:p>
          </table:table-cell>
          <table:table-cell table:style-name="ce31" office:value-type="float" office:value="11410680" calcext:value-type="float">
            <text:p><text:s text:c="3"/>11,410,68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0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九十八年</text:p>
          </table:table-cell>
          <table:table-cell table:style-name="ce20"/>
          <table:table-cell table:style-name="ce31" table:number-columns-repeated="2"/>
          <table:table-cell table:style-name="ce39"/>
          <table:table-cell table:style-name="ce31"/>
          <table:table-cell table:style-name="ce46"/>
          <table:table-cell table:style-name="ce31" table:number-columns-repeated="2"/>
          <table:table-cell table:style-name="ce57" table:number-columns-repeated="2"/>
          <table:table-cell table:style-name="ce70"/>
          <table:table-cell table:number-columns-repeated="1012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625" calcext:value-type="float">
            <text:p><text:s text:c="3"/>147,625</text:p>
          </table:table-cell>
          <table:table-cell table:style-name="ce33" office:value-type="float" office:value="7657870" calcext:value-type="float">
            <text:p><text:s text:c="3"/>7,657,870</text:p>
          </table:table-cell>
          <table:table-cell table:style-name="ce47" office:value-type="float" office:value="23046177" calcext:value-type="float">
            <text:p><text:s text:c="3"/>23,046,177</text:p>
          </table:table-cell>
          <table:table-cell table:style-name="ce33" office:value-type="float" office:value="11627353" calcext:value-type="float">
            <text:p><text:s text:c="3"/>11,627,353</text:p>
          </table:table-cell>
          <table:table-cell table:style-name="ce33" office:value-type="float" office:value="11418824" calcext:value-type="float">
            <text:p><text:s text:c="3"/>11,418,824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653" calcext:value-type="float">
            <text:p><text:s text:c="3"/>147,653</text:p>
          </table:table-cell>
          <table:table-cell table:style-name="ce33" office:value-type="float" office:value="7670092" calcext:value-type="float">
            <text:p><text:s text:c="3"/>7,670,092</text:p>
          </table:table-cell>
          <table:table-cell table:style-name="ce47" office:value-type="float" office:value="23049407" calcext:value-type="float">
            <text:p><text:s text:c="3"/>23,049,407</text:p>
          </table:table-cell>
          <table:table-cell table:style-name="ce33" office:value-type="float" office:value="11626061" calcext:value-type="float">
            <text:p><text:s text:c="3"/>11,626,061</text:p>
          </table:table-cell>
          <table:table-cell table:style-name="ce33" office:value-type="float" office:value="11423346" calcext:value-type="float">
            <text:p><text:s text:c="3"/>11,423,346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730" calcext:value-type="float">
            <text:p><text:s text:c="3"/>147,730</text:p>
          </table:table-cell>
          <table:table-cell table:style-name="ce33" office:value-type="float" office:value="7683813" calcext:value-type="float">
            <text:p><text:s text:c="3"/>7,683,813</text:p>
          </table:table-cell>
          <table:table-cell table:style-name="ce47" office:value-type="float" office:value="23058550" calcext:value-type="float">
            <text:p><text:s text:c="3"/>23,058,550</text:p>
          </table:table-cell>
          <table:table-cell table:style-name="ce33" office:value-type="float" office:value="11628661" calcext:value-type="float">
            <text:p><text:s text:c="3"/>11,628,661</text:p>
          </table:table-cell>
          <table:table-cell table:style-name="ce33" office:value-type="float" office:value="11429889" calcext:value-type="float">
            <text:p><text:s text:c="3"/>11,429,889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3" calcext:value-type="float">
            <text:p><text:s text:c="3"/>3.0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2" office:value-type="float" office:value="147746" calcext:value-type="float">
            <text:p><text:s text:c="3"/>147,746</text:p>
          </table:table-cell>
          <table:table-cell table:style-name="ce33" office:value-type="float" office:value="7695146" calcext:value-type="float">
            <text:p><text:s text:c="3"/>7,695,146</text:p>
          </table:table-cell>
          <table:table-cell table:style-name="ce47" office:value-type="float" office:value="23059339" calcext:value-type="float">
            <text:p><text:s text:c="3"/>23,059,339</text:p>
          </table:table-cell>
          <table:table-cell table:style-name="ce33" office:value-type="float" office:value="11627066" calcext:value-type="float">
            <text:p><text:s text:c="3"/>11,627,066</text:p>
          </table:table-cell>
          <table:table-cell table:style-name="ce33" office:value-type="float" office:value="11432273" calcext:value-type="float">
            <text:p><text:s text:c="3"/>11,432,27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3" calcext:value-type="float">
            <text:p><text:s text:c="3"/>3.00</text:p>
          </table:table-cell>
          <table:table-cell table:style-name="ce75"/>
          <table:table-cell table:number-columns-repeated="1011"/>
        </table:table-row>
        <table:table-row table:style-name="ro4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2" office:value-type="float" office:value="147758" calcext:value-type="float">
            <text:p><text:s text:c="3"/>147,758</text:p>
          </table:table-cell>
          <table:table-cell table:style-name="ce33" office:value-type="float" office:value="7706202" calcext:value-type="float">
            <text:p><text:s text:c="3"/>7,706,202</text:p>
          </table:table-cell>
          <table:table-cell table:style-name="ce47" office:value-type="float" office:value="23063027" calcext:value-type="float">
            <text:p><text:s text:c="3"/>23,063,027</text:p>
          </table:table-cell>
          <table:table-cell table:style-name="ce33" office:value-type="float" office:value="11626940" calcext:value-type="float">
            <text:p><text:s text:c="3"/>11,626,940</text:p>
          </table:table-cell>
          <table:table-cell table:style-name="ce33" office:value-type="float" office:value="11436087" calcext:value-type="float">
            <text:p><text:s text:c="3"/>11,436,087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2.99" calcext:value-type="float">
            <text:p><text:s text:c="3"/>2.99</text:p>
          </table:table-cell>
          <table:table-cell table:style-name="ce75"/>
          <table:table-cell table:number-columns-repeated="1011"/>
        </table:table-row>
        <table:table-row table:style-name="ro4">
          <table:table-cell table:style-name="ce8" office:value-type="string" calcext:value-type="string">
            <text:p>六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40" calcext:value-type="float">
            <text:p><text:s text:c="3"/>7,840</text:p>
          </table:table-cell>
          <table:table-cell table:style-name="ce32" office:value-type="float" office:value="147867" calcext:value-type="float">
            <text:p><text:s text:c="3"/>147,867</text:p>
          </table:table-cell>
          <table:table-cell table:style-name="ce33" office:value-type="float" office:value="7720938" calcext:value-type="float">
            <text:p><text:s text:c="3"/>7,720,938</text:p>
          </table:table-cell>
          <table:table-cell table:style-name="ce47" office:value-type="float" office:value="23069345" calcext:value-type="float">
            <text:p><text:s text:c="3"/>23,069,345</text:p>
          </table:table-cell>
          <table:table-cell table:style-name="ce33" office:value-type="float" office:value="11627923" calcext:value-type="float">
            <text:p><text:s text:c="3"/>11,627,923</text:p>
          </table:table-cell>
          <table:table-cell table:style-name="ce33" office:value-type="float" office:value="11441422" calcext:value-type="float">
            <text:p><text:s text:c="3"/>11,441,422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2.99" calcext:value-type="float">
            <text:p><text:s text:c="3"/>2.99</text:p>
          </table:table-cell>
          <table:table-cell table:style-name="ce75"/>
          <table:table-cell table:number-columns-repeated="1011"/>
        </table:table-row>
        <table:table-row table:style-name="ro7">
          <table:table-cell table:style-name="ce8" office:value-type="string" calcext:value-type="string">
            <text:p>七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32" office:value-type="float" office:value="147858" calcext:value-type="float">
            <text:p><text:s text:c="3"/>147,858</text:p>
          </table:table-cell>
          <table:table-cell table:style-name="ce33" office:value-type="float" office:value="7735374" calcext:value-type="float">
            <text:p><text:s text:c="3"/>7,735,374</text:p>
          </table:table-cell>
          <table:table-cell table:style-name="ce47" office:value-type="float" office:value="23077191" calcext:value-type="float">
            <text:p><text:s text:c="3"/>23,077,191</text:p>
          </table:table-cell>
          <table:table-cell table:style-name="ce33" office:value-type="float" office:value="11629938" calcext:value-type="float">
            <text:p><text:s text:c="3"/>11,629,938</text:p>
          </table:table-cell>
          <table:table-cell table:style-name="ce33" office:value-type="float" office:value="11447253" calcext:value-type="float">
            <text:p><text:s text:c="3"/>11,447,25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8" calcext:value-type="float">
            <text:p><text:s text:c="3"/>638</text:p>
          </table:table-cell>
          <table:table-cell table:style-name="ce71" office:value-type="float" office:value="2.98" calcext:value-type="float">
            <text:p><text:s text:c="3"/>2.98</text:p>
          </table:table-cell>
          <table:table-cell table:style-name="ce75"/>
          <table:table-cell table:number-columns-repeated="1011"/>
        </table:table-row>
        <table:table-row table:style-name="ro7">
          <table:table-cell table:style-name="ce8" office:value-type="string" calcext:value-type="string">
            <text:p>八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3" office:value-type="float" office:value="7753876" calcext:value-type="float">
            <text:p><text:s text:c="3"/>7,753,876</text:p>
          </table:table-cell>
          <table:table-cell table:style-name="ce47" office:value-type="float" office:value="23082125" calcext:value-type="float">
            <text:p><text:s text:c="3"/>23,082,125</text:p>
          </table:table-cell>
          <table:table-cell table:style-name="ce33" office:value-type="float" office:value="11630342" calcext:value-type="float">
            <text:p><text:s text:c="3"/>11,630,342</text:p>
          </table:table-cell>
          <table:table-cell table:style-name="ce33" office:value-type="float" office:value="11451783" calcext:value-type="float">
            <text:p><text:s text:c="3"/>11,451,78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8" calcext:value-type="float">
            <text:p><text:s text:c="3"/>638</text:p>
          </table:table-cell>
          <table:table-cell table:style-name="ce71" office:value-type="float" office:value="2.98" calcext:value-type="float">
            <text:p><text:s text:c="3"/>2.98</text:p>
          </table:table-cell>
          <table:table-cell table:style-name="ce75"/>
          <table:table-cell table:number-columns-repeated="1011"/>
        </table:table-row>
        <table:table-row table:style-name="ro7">
          <table:table-cell table:style-name="ce9" office:value-type="string" calcext:value-type="string">
            <text:p>九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0" office:value-type="float" office:value="147866" calcext:value-type="float">
            <text:p><text:s text:c="3"/>147,866</text:p>
          </table:table-cell>
          <table:table-cell table:style-name="ce34" office:value-type="float" office:value="7777527" calcext:value-type="float">
            <text:p><text:s text:c="3"/>7,777,527</text:p>
          </table:table-cell>
          <table:table-cell table:style-name="ce48" office:value-type="float" office:value="23086441" calcext:value-type="float">
            <text:p><text:s text:c="3"/>23,086,441</text:p>
          </table:table-cell>
          <table:table-cell table:style-name="ce34" office:value-type="float" office:value="11630216" calcext:value-type="float">
            <text:p><text:s text:c="3"/>11,630,216</text:p>
          </table:table-cell>
          <table:table-cell table:style-name="ce34" office:value-type="float" office:value="11456225" calcext:value-type="float">
            <text:p><text:s text:c="3"/>11,456,225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8" calcext:value-type="float">
            <text:p><text:s text:c="3"/>638</text:p>
          </table:table-cell>
          <table:table-cell table:style-name="ce71" office:value-type="float" office:value="2.97" calcext:value-type="float">
            <text:p><text:s text:c="3"/>2.97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1" calcext:value-type="float">
            <text:p><text:s/>0.10</text:p>
          </table:table-cell>
          <table:table-cell table:style-name="ce23" office:value-type="float" office:value="0.19" calcext:value-type="float">
            <text:p><text:s/>0.19</text:p>
          </table:table-cell>
          <table:table-cell table:style-name="ce44" office:value-type="float" office:value="1.93" calcext:value-type="float">
            <text:p>1.93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58" calcext:value-type="float">
            <text:p>0.58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31" calcext:value-type="float">
            <text:p><text:s/>0.31</text:p>
          </table:table-cell>
          <table:table-cell table:style-name="ce72" office:value-type="float" office:value="-1.66" calcext:value-type="float">
            <text:p>－ <text:s text:c="2"/>1.66</text:p>
          </table:table-cell>
          <table:table-cell table:style-name="ce76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41" office:value-type="float" office:value="0.0020289051351589" calcext:value-type="float">
            <text:p>0.00</text:p>
          </table:table-cell>
          <table:table-cell table:style-name="ce41" office:value-type="float" office:value="0.31" calcext:value-type="float">
            <text:p>0.31</text:p>
          </table:table-cell>
          <table:table-cell table:style-name="ce41" office:value-type="float" office:value="0.02" calcext:value-type="float">
            <text:p>0.02</text:p>
          </table:table-cell>
          <table:table-cell table:style-name="ce41" office:value-type="float" office:value="-0.00108337312866638" calcext:value-type="float">
            <text:p>－ <text:s text:c="2"/>0.00</text:p>
          </table:table-cell>
          <table:table-cell table:style-name="ce41" office:value-type="float" office:value="0.04" calcext:value-type="float">
            <text:p>0.04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73" office:value-type="float" office:value="-0.34" calcext:value-type="float">
            <text:p>－ <text:s text:c="2"/>0.34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5" table:number-columns-repeated="6"/>
          <table:table-cell table:number-columns-repeated="2"/>
          <table:table-cell table:style-name="ce62" table:number-columns-spanned="2" table:number-rows-spanned="1"/>
          <table:covered-table-cell table:style-name="ce62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3"/>
          <table:table-cell table:style-name="ce74" table:number-columns-repeated="1012"/>
        </table:table-row>
        <table:table-row table:style-name="ro12">
          <table:table-cell table:style-name="ce77" office:value-type="string" office:string-value=" 中 華 民 國 98 年 9 月 底" calcext:value-type="string" table:number-columns-spanned="12" table:number-rows-spanned="1">
            <text:p><text:s text:c="2"/>中 華 民 國 98 年 9 月 底 </text:p>
          </table:table-cell>
          <table:covered-table-cell table:number-columns-repeated="10" table:style-name="ce84"/>
          <table:covered-table-cell table:style-name="ce102"/>
          <table:table-cell table:style-name="ce74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1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0" office:value-type="string" calcext:value-type="string">
            <text:p>人口密度 ( 每平</text:p>
          </table:table-cell>
          <table:table-cell table:style-name="ce65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2" office:value-type="string" calcext:value-type="string">
            <text:p>女子對男子數<text:span text:style-name="T7"> )</text:span></text:p>
          </table:table-cell>
          <table:table-cell table:style-name="ce61" office:value-type="string" calcext:value-type="string">
            <text:p>方公里人口數 )</text:p>
          </table:table-cell>
          <table:table-cell table:style-name="ce103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8" office:value-type="string" calcext:value-type="string">
            <text:p>總 <text:s text:c="6"/>計</text:p>
          </table:table-cell>
          <table:table-cell table:style-name="ce85" office:value-type="float" office:value="36191.4667" calcext:value-type="float">
            <text:p><text:s text:c="3"/>36,191.4667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7866" calcext:value-type="float">
            <text:p><text:s text:c="3"/>147,866</text:p>
          </table:table-cell>
          <table:table-cell table:style-name="ce30" office:value-type="float" office:value="7777527" calcext:value-type="float">
            <text:p><text:s text:c="3"/>7,777,527</text:p>
          </table:table-cell>
          <table:table-cell table:style-name="ce30" office:value-type="float" office:value="23086441" calcext:value-type="float">
            <text:p><text:s text:c="3"/>23,086,441</text:p>
          </table:table-cell>
          <table:table-cell table:style-name="ce28" office:value-type="float" office:value="11630216" calcext:value-type="float">
            <text:p><text:s text:c="3"/>11,630,216</text:p>
          </table:table-cell>
          <table:table-cell table:style-name="ce38" office:value-type="float" office:value="11456225" calcext:value-type="float">
            <text:p><text:s text:c="3"/>11,456,225</text:p>
          </table:table-cell>
          <table:table-cell table:style-name="ce97" office:value-type="float" office:value="101.518746358421" calcext:value-type="float">
            <text:p><text:s/>102 </text:p>
          </table:table-cell>
          <table:table-cell table:style-name="ce97" office:value-type="float" office:value="637.897358274236" calcext:value-type="float">
            <text:p><text:s/>638 </text:p>
          </table:table-cell>
          <table:table-cell table:style-name="ce104" office:value-type="float" office:value="2.96835240816265" calcext:value-type="float">
            <text:p><text:s/>2.97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臺灣地區</text:p>
          </table:table-cell>
          <table:table-cell table:style-name="ce86" office:value-type="float" office:value="36008.1411" calcext:value-type="float">
            <text:p><text:s text:c="3"/>36,008.1411</text:p>
          </table:table-cell>
          <table:table-cell table:style-name="ce29" office:value-type="float" office:value="358" calcext:value-type="float">
            <text:p><text:s text:c="3"/>358</text:p>
          </table:table-cell>
          <table:table-cell table:style-name="ce29" office:value-type="float" office:value="7776" calcext:value-type="float">
            <text:p><text:s text:c="3"/>7,776</text:p>
          </table:table-cell>
          <table:table-cell table:style-name="ce29" office:value-type="float" office:value="146964" calcext:value-type="float">
            <text:p><text:s text:c="3"/>146,964</text:p>
          </table:table-cell>
          <table:table-cell table:style-name="ce42" office:value-type="float" office:value="7744138" calcext:value-type="float">
            <text:p><text:s text:c="3"/>7,744,138</text:p>
          </table:table-cell>
          <table:table-cell table:style-name="ce42" office:value-type="float" office:value="22984669" calcext:value-type="float">
            <text:p><text:s text:c="3"/>22,984,669</text:p>
          </table:table-cell>
          <table:table-cell table:style-name="ce29" office:value-type="float" office:value="11576779" calcext:value-type="float">
            <text:p><text:s text:c="3"/>11,576,779</text:p>
          </table:table-cell>
          <table:table-cell table:style-name="ce96" office:value-type="float" office:value="11407890" calcext:value-type="float">
            <text:p><text:s text:c="3"/>11,407,890</text:p>
          </table:table-cell>
          <table:table-cell table:style-name="ce97" office:value-type="float" office:value="101.480457823489" calcext:value-type="float">
            <text:p><text:s/>101 </text:p>
          </table:table-cell>
          <table:table-cell table:style-name="ce97" office:value-type="float" office:value="638.318677328222" calcext:value-type="float">
            <text:p><text:s/>638 </text:p>
          </table:table-cell>
          <table:table-cell table:style-name="ce104" office:value-type="float" office:value="2.96800870542338" calcext:value-type="float">
            <text:p><text:s/>2.97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6" office:value-type="float" office:value="35582.7487" calcext:value-type="float">
            <text:p><text:s text:c="3"/>35,582.7487</text:p>
          </table:table-cell>
          <table:table-cell table:style-name="ce29" office:value-type="float" office:value="335" calcext:value-type="float">
            <text:p><text:s text:c="3"/>335</text:p>
          </table:table-cell>
          <table:table-cell table:style-name="ce29" office:value-type="float" office:value="6873" calcext:value-type="float">
            <text:p><text:s text:c="3"/>6,873</text:p>
          </table:table-cell>
          <table:table-cell table:style-name="ce29" office:value-type="float" office:value="129023" calcext:value-type="float">
            <text:p><text:s text:c="3"/>129,023</text:p>
          </table:table-cell>
          <table:table-cell table:style-name="ce42" office:value-type="float" office:value="6196241" calcext:value-type="float">
            <text:p><text:s text:c="3"/>6,196,241</text:p>
          </table:table-cell>
          <table:table-cell table:style-name="ce42" office:value-type="float" office:value="18849276" calcext:value-type="float">
            <text:p><text:s text:c="3"/>18,849,276</text:p>
          </table:table-cell>
          <table:table-cell table:style-name="ce29" office:value-type="float" office:value="9558799" calcext:value-type="float">
            <text:p><text:s text:c="3"/>9,558,799</text:p>
          </table:table-cell>
          <table:table-cell table:style-name="ce96" office:value-type="float" office:value="9290477" calcext:value-type="float">
            <text:p><text:s text:c="3"/>9,290,477</text:p>
          </table:table-cell>
          <table:table-cell table:style-name="ce97" office:value-type="float" office:value="102.888140189142" calcext:value-type="float">
            <text:p><text:s/>103 </text:p>
          </table:table-cell>
          <table:table-cell table:style-name="ce97" office:value-type="float" office:value="529.730745618311" calcext:value-type="float">
            <text:p><text:s/>530 </text:p>
          </table:table-cell>
          <table:table-cell table:style-name="ce104" office:value-type="float" office:value="3.04205017203172" calcext:value-type="float">
            <text:p><text:s/>3.04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臺北縣</text:p>
          </table:table-cell>
          <table:table-cell table:style-name="ce87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25" calcext:value-type="float">
            <text:p><text:s text:c="3"/>1,025</text:p>
          </table:table-cell>
          <table:table-cell table:style-name="ce31" office:value-type="float" office:value="21824" calcext:value-type="float">
            <text:p><text:s text:c="3"/>21,824</text:p>
          </table:table-cell>
          <table:table-cell table:style-name="ce31" office:value-type="float" office:value="1369577" calcext:value-type="float">
            <text:p><text:s text:c="3"/>1,369,577</text:p>
          </table:table-cell>
          <table:table-cell table:style-name="ce31" office:value-type="float" office:value="3862640" calcext:value-type="float">
            <text:p><text:s text:c="3"/>3,862,640</text:p>
          </table:table-cell>
          <table:table-cell table:style-name="ce31" office:value-type="float" office:value="1923934" calcext:value-type="float">
            <text:p><text:s text:c="3"/>1,923,934</text:p>
          </table:table-cell>
          <table:table-cell table:style-name="ce31" office:value-type="float" office:value="1938706" calcext:value-type="float">
            <text:p><text:s text:c="3"/>1,938,706</text:p>
          </table:table-cell>
          <table:table-cell table:style-name="ce98" office:value-type="float" office:value="99.2380484715063" calcext:value-type="float">
            <text:p><text:s/>99 </text:p>
          </table:table-cell>
          <table:table-cell table:style-name="ce98" office:value-type="float" office:value="1881.858455562" calcext:value-type="float">
            <text:p><text:s/>1,882 </text:p>
          </table:table-cell>
          <table:table-cell table:style-name="ce105" office:value-type="float" office:value="2.82031605378887" calcext:value-type="float">
            <text:p><text:s/>2.82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宜蘭縣</text:p>
          </table:table-cell>
          <table:table-cell table:style-name="ce87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51519" calcext:value-type="float">
            <text:p><text:s text:c="3"/>151,519</text:p>
          </table:table-cell>
          <table:table-cell table:style-name="ce31" office:value-type="float" office:value="461203" calcext:value-type="float">
            <text:p><text:s text:c="3"/>461,203</text:p>
          </table:table-cell>
          <table:table-cell table:style-name="ce31" office:value-type="float" office:value="235690" calcext:value-type="float">
            <text:p><text:s text:c="3"/>235,690</text:p>
          </table:table-cell>
          <table:table-cell table:style-name="ce31" office:value-type="float" office:value="225513" calcext:value-type="float">
            <text:p><text:s text:c="3"/>225,513</text:p>
          </table:table-cell>
          <table:table-cell table:style-name="ce98" office:value-type="float" office:value="104.512821877231" calcext:value-type="float">
            <text:p><text:s/>105 </text:p>
          </table:table-cell>
          <table:table-cell table:style-name="ce98" office:value-type="float" office:value="215.150960865312" calcext:value-type="float">
            <text:p><text:s/>215 </text:p>
          </table:table-cell>
          <table:table-cell table:style-name="ce105" office:value-type="float" office:value="3.04386248589286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桃園縣</text:p>
          </table:table-cell>
          <table:table-cell table:style-name="ce87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1" calcext:value-type="float">
            <text:p><text:s text:c="3"/>11,071</text:p>
          </table:table-cell>
          <table:table-cell table:style-name="ce31" office:value-type="float" office:value="650886" calcext:value-type="float">
            <text:p><text:s text:c="3"/>650,886</text:p>
          </table:table-cell>
          <table:table-cell table:style-name="ce31" office:value-type="float" office:value="1972635" calcext:value-type="float">
            <text:p><text:s text:c="3"/>1,972,635</text:p>
          </table:table-cell>
          <table:table-cell table:style-name="ce31" office:value-type="float" office:value="996898" calcext:value-type="float">
            <text:p><text:s text:c="3"/>996,898</text:p>
          </table:table-cell>
          <table:table-cell table:style-name="ce31" office:value-type="float" office:value="975737" calcext:value-type="float">
            <text:p><text:s text:c="3"/>975,737</text:p>
          </table:table-cell>
          <table:table-cell table:style-name="ce98" office:value-type="float" office:value="102.16871964474" calcext:value-type="float">
            <text:p><text:s/>102 </text:p>
          </table:table-cell>
          <table:table-cell table:style-name="ce98" office:value-type="float" office:value="1615.65054866932" calcext:value-type="float">
            <text:p><text:s/>1,616 </text:p>
          </table:table-cell>
          <table:table-cell table:style-name="ce105" office:value-type="float" office:value="3.0306920105825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新竹縣</text:p>
          </table:table-cell>
          <table:table-cell table:style-name="ce87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7" calcext:value-type="float">
            <text:p><text:s text:c="3"/>187</text:p>
          </table:table-cell>
          <table:table-cell table:style-name="ce31" office:value-type="float" office:value="3030" calcext:value-type="float">
            <text:p><text:s text:c="3"/>3,030</text:p>
          </table:table-cell>
          <table:table-cell table:style-name="ce31" office:value-type="float" office:value="156979" calcext:value-type="float">
            <text:p><text:s text:c="3"/>156,979</text:p>
          </table:table-cell>
          <table:table-cell table:style-name="ce31" office:value-type="float" office:value="508883" calcext:value-type="float">
            <text:p><text:s text:c="3"/>508,883</text:p>
          </table:table-cell>
          <table:table-cell table:style-name="ce31" office:value-type="float" office:value="262539" calcext:value-type="float">
            <text:p><text:s text:c="3"/>262,539</text:p>
          </table:table-cell>
          <table:table-cell table:style-name="ce31" office:value-type="float" office:value="246344" calcext:value-type="float">
            <text:p><text:s text:c="3"/>246,344</text:p>
          </table:table-cell>
          <table:table-cell table:style-name="ce98" office:value-type="float" office:value="106.574140226675" calcext:value-type="float">
            <text:p><text:s/>107 </text:p>
          </table:table-cell>
          <table:table-cell table:style-name="ce98" office:value-type="float" office:value="356.476249405532" calcext:value-type="float">
            <text:p><text:s/>356 </text:p>
          </table:table-cell>
          <table:table-cell table:style-name="ce105" office:value-type="float" office:value="3.2417266003733" calcext:value-type="float">
            <text:p><text:s/>3.24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苗栗縣</text:p>
          </table:table-cell>
          <table:table-cell table:style-name="ce87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29" calcext:value-type="float">
            <text:p><text:s text:c="3"/>4,629</text:p>
          </table:table-cell>
          <table:table-cell table:style-name="ce31" office:value-type="float" office:value="169464" calcext:value-type="float">
            <text:p><text:s text:c="3"/>169,464</text:p>
          </table:table-cell>
          <table:table-cell table:style-name="ce31" office:value-type="float" office:value="561097" calcext:value-type="float">
            <text:p><text:s text:c="3"/>561,097</text:p>
          </table:table-cell>
          <table:table-cell table:style-name="ce31" office:value-type="float" office:value="292138" calcext:value-type="float">
            <text:p><text:s text:c="3"/>292,138</text:p>
          </table:table-cell>
          <table:table-cell table:style-name="ce31" office:value-type="float" office:value="268959" calcext:value-type="float">
            <text:p><text:s text:c="3"/>268,959</text:p>
          </table:table-cell>
          <table:table-cell table:style-name="ce98" office:value-type="float" office:value="108.618042155124" calcext:value-type="float">
            <text:p><text:s/>109 </text:p>
          </table:table-cell>
          <table:table-cell table:style-name="ce98" office:value-type="float" office:value="308.241722352545" calcext:value-type="float">
            <text:p><text:s/>308 </text:p>
          </table:table-cell>
          <table:table-cell table:style-name="ce105" office:value-type="float" office:value="3.3110100080253" calcext:value-type="float">
            <text:p><text:s/>3.31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中縣</text:p>
          </table:table-cell>
          <table:table-cell table:style-name="ce87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41" calcext:value-type="float">
            <text:p><text:s text:c="3"/>7,741</text:p>
          </table:table-cell>
          <table:table-cell table:style-name="ce31" office:value-type="float" office:value="457468" calcext:value-type="float">
            <text:p><text:s text:c="3"/>457,468</text:p>
          </table:table-cell>
          <table:table-cell table:style-name="ce31" office:value-type="float" office:value="1560064" calcext:value-type="float">
            <text:p><text:s text:c="3"/>1,560,064</text:p>
          </table:table-cell>
          <table:table-cell table:style-name="ce31" office:value-type="float" office:value="791902" calcext:value-type="float">
            <text:p><text:s text:c="3"/>791,902</text:p>
          </table:table-cell>
          <table:table-cell table:style-name="ce31" office:value-type="float" office:value="768162" calcext:value-type="float">
            <text:p><text:s text:c="3"/>768,162</text:p>
          </table:table-cell>
          <table:table-cell table:style-name="ce98" office:value-type="float" office:value="103.09049393227" calcext:value-type="float">
            <text:p><text:s/>103 </text:p>
          </table:table-cell>
          <table:table-cell table:style-name="ce98" office:value-type="float" office:value="760.461077884008" calcext:value-type="float">
            <text:p><text:s/>760 </text:p>
          </table:table-cell>
          <table:table-cell table:style-name="ce105" office:value-type="float" office:value="3.41021448494758" calcext:value-type="float">
            <text:p><text:s/>3.41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彰化縣</text:p>
          </table:table-cell>
          <table:table-cell table:style-name="ce87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63" calcext:value-type="float">
            <text:p><text:s text:c="3"/>9,063</text:p>
          </table:table-cell>
          <table:table-cell table:style-name="ce31" office:value-type="float" office:value="358019" calcext:value-type="float">
            <text:p><text:s text:c="3"/>358,019</text:p>
          </table:table-cell>
          <table:table-cell table:style-name="ce31" office:value-type="float" office:value="1311529" calcext:value-type="float">
            <text:p><text:s text:c="3"/>1,311,529</text:p>
          </table:table-cell>
          <table:table-cell table:style-name="ce31" office:value-type="float" office:value="674474" calcext:value-type="float">
            <text:p><text:s text:c="3"/>674,474</text:p>
          </table:table-cell>
          <table:table-cell table:style-name="ce31" office:value-type="float" office:value="637055" calcext:value-type="float">
            <text:p><text:s text:c="3"/>637,055</text:p>
          </table:table-cell>
          <table:table-cell table:style-name="ce98" office:value-type="float" office:value="105.873747164688" calcext:value-type="float">
            <text:p><text:s/>106 </text:p>
          </table:table-cell>
          <table:table-cell table:style-name="ce98" office:value-type="float" office:value="1220.71284703219" calcext:value-type="float">
            <text:p><text:s/>1,221 </text:p>
          </table:table-cell>
          <table:table-cell table:style-name="ce105" office:value-type="float" office:value="3.6632944061628" calcext:value-type="float">
            <text:p><text:s/>3.66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南投縣</text:p>
          </table:table-cell>
          <table:table-cell table:style-name="ce87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62" calcext:value-type="float">
            <text:p><text:s text:c="3"/>4,262</text:p>
          </table:table-cell>
          <table:table-cell table:style-name="ce31" office:value-type="float" office:value="168647" calcext:value-type="float">
            <text:p><text:s text:c="3"/>168,647</text:p>
          </table:table-cell>
          <table:table-cell table:style-name="ce31" office:value-type="float" office:value="530755" calcext:value-type="float">
            <text:p><text:s text:c="3"/>530,755</text:p>
          </table:table-cell>
          <table:table-cell table:style-name="ce31" office:value-type="float" office:value="273753" calcext:value-type="float">
            <text:p><text:s text:c="3"/>273,753</text:p>
          </table:table-cell>
          <table:table-cell table:style-name="ce31" office:value-type="float" office:value="257002" calcext:value-type="float">
            <text:p><text:s text:c="3"/>257,002</text:p>
          </table:table-cell>
          <table:table-cell table:style-name="ce98" office:value-type="float" office:value="106.517848110131" calcext:value-type="float">
            <text:p><text:s/>107 </text:p>
          </table:table-cell>
          <table:table-cell table:style-name="ce98" office:value-type="float" office:value="129.249548757122" calcext:value-type="float">
            <text:p><text:s/>129 </text:p>
          </table:table-cell>
          <table:table-cell table:style-name="ce105" office:value-type="float" office:value="3.1471357332179" calcext:value-type="float">
            <text:p><text:s/>3.15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雲林縣</text:p>
          </table:table-cell>
          <table:table-cell table:style-name="ce87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403" calcext:value-type="float">
            <text:p><text:s text:c="3"/>6,403</text:p>
          </table:table-cell>
          <table:table-cell table:style-name="ce31" office:value-type="float" office:value="226252" calcext:value-type="float">
            <text:p><text:s text:c="3"/>226,252</text:p>
          </table:table-cell>
          <table:table-cell table:style-name="ce31" office:value-type="float" office:value="722607" calcext:value-type="float">
            <text:p><text:s text:c="3"/>722,607</text:p>
          </table:table-cell>
          <table:table-cell table:style-name="ce31" office:value-type="float" office:value="378180" calcext:value-type="float">
            <text:p><text:s text:c="3"/>378,180</text:p>
          </table:table-cell>
          <table:table-cell table:style-name="ce31" office:value-type="float" office:value="344427" calcext:value-type="float">
            <text:p><text:s text:c="3"/>344,427</text:p>
          </table:table-cell>
          <table:table-cell table:style-name="ce98" office:value-type="float" office:value="109.799754374657" calcext:value-type="float">
            <text:p><text:s/>110 </text:p>
          </table:table-cell>
          <table:table-cell table:style-name="ce98" office:value-type="float" office:value="559.799155986609" calcext:value-type="float">
            <text:p><text:s/>560 </text:p>
          </table:table-cell>
          <table:table-cell table:style-name="ce105" office:value-type="float" office:value="3.19381486130509" calcext:value-type="float">
            <text:p><text:s/>3.19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嘉義縣</text:p>
          </table:table-cell>
          <table:table-cell table:style-name="ce87" office:value-type="float" office:value="1903.6367" calcext:value-type="float">
            <text:p><text:s text:c="3"/>1,903.6367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28" calcext:value-type="float">
            <text:p><text:s text:c="3"/>5,328</text:p>
          </table:table-cell>
          <table:table-cell table:style-name="ce31" office:value-type="float" office:value="173661" calcext:value-type="float">
            <text:p><text:s text:c="3"/>173,661</text:p>
          </table:table-cell>
          <table:table-cell table:style-name="ce31" office:value-type="float" office:value="547185" calcext:value-type="float">
            <text:p><text:s text:c="3"/>547,185</text:p>
          </table:table-cell>
          <table:table-cell table:style-name="ce31" office:value-type="float" office:value="286085" calcext:value-type="float">
            <text:p><text:s text:c="3"/>286,085</text:p>
          </table:table-cell>
          <table:table-cell table:style-name="ce31" office:value-type="float" office:value="261100" calcext:value-type="float">
            <text:p><text:s text:c="3"/>261,100</text:p>
          </table:table-cell>
          <table:table-cell table:style-name="ce98" office:value-type="float" office:value="109.569130601302" calcext:value-type="float">
            <text:p><text:s/>110 </text:p>
          </table:table-cell>
          <table:table-cell table:style-name="ce98" office:value-type="float" office:value="287.441926287721" calcext:value-type="float">
            <text:p><text:s/>287 </text:p>
          </table:table-cell>
          <table:table-cell table:style-name="ce105" office:value-type="float" office:value="3.15088016307634" calcext:value-type="float">
            <text:p><text:s/>3.15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南縣</text:p>
          </table:table-cell>
          <table:table-cell table:style-name="ce88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63983" calcext:value-type="float">
            <text:p><text:s text:c="3"/>363,983</text:p>
          </table:table-cell>
          <table:table-cell table:style-name="ce31" office:value-type="float" office:value="1104068" calcext:value-type="float">
            <text:p><text:s text:c="3"/>1,104,068</text:p>
          </table:table-cell>
          <table:table-cell table:style-name="ce31" office:value-type="float" office:value="564538" calcext:value-type="float">
            <text:p><text:s text:c="3"/>564,538</text:p>
          </table:table-cell>
          <table:table-cell table:style-name="ce31" office:value-type="float" office:value="539530" calcext:value-type="float">
            <text:p><text:s text:c="3"/>539,530</text:p>
          </table:table-cell>
          <table:table-cell table:style-name="ce98" office:value-type="float" office:value="104.635145404333" calcext:value-type="float">
            <text:p><text:s/>105 </text:p>
          </table:table-cell>
          <table:table-cell table:style-name="ce98" office:value-type="float" office:value="547.650740386631" calcext:value-type="float">
            <text:p><text:s/>548 </text:p>
          </table:table-cell>
          <table:table-cell table:style-name="ce105" office:value-type="float" office:value="3.03329551105409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高雄縣</text:p>
          </table:table-cell>
          <table:table-cell table:style-name="ce88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9" calcext:value-type="float">
            <text:p><text:s text:c="3"/>9,359</text:p>
          </table:table-cell>
          <table:table-cell table:style-name="ce31" office:value-type="float" office:value="425403" calcext:value-type="float">
            <text:p><text:s text:c="3"/>425,403</text:p>
          </table:table-cell>
          <table:table-cell table:style-name="ce31" office:value-type="float" office:value="1241920" calcext:value-type="float">
            <text:p><text:s text:c="3"/>1,241,920</text:p>
          </table:table-cell>
          <table:table-cell table:style-name="ce31" office:value-type="float" office:value="637544" calcext:value-type="float">
            <text:p><text:s text:c="3"/>637,544</text:p>
          </table:table-cell>
          <table:table-cell table:style-name="ce31" office:value-type="float" office:value="604376" calcext:value-type="float">
            <text:p><text:s text:c="3"/>604,376</text:p>
          </table:table-cell>
          <table:table-cell table:style-name="ce98" office:value-type="float" office:value="105.487974373569" calcext:value-type="float">
            <text:p><text:s/>105 </text:p>
          </table:table-cell>
          <table:table-cell table:style-name="ce98" office:value-type="float" office:value="444.706335976725" calcext:value-type="float">
            <text:p><text:s/>445 </text:p>
          </table:table-cell>
          <table:table-cell table:style-name="ce105" office:value-type="float" office:value="2.91939643114882" calcext:value-type="float">
            <text:p><text:s/>2.92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屏東縣</text:p>
          </table:table-cell>
          <table:table-cell table:style-name="ce88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87" calcext:value-type="float">
            <text:p><text:s text:c="3"/>7,487</text:p>
          </table:table-cell>
          <table:table-cell table:style-name="ce31" office:value-type="float" office:value="273301" calcext:value-type="float">
            <text:p><text:s text:c="3"/>273,301</text:p>
          </table:table-cell>
          <table:table-cell table:style-name="ce31" office:value-type="float" office:value="882511" calcext:value-type="float">
            <text:p><text:s text:c="3"/>882,511</text:p>
          </table:table-cell>
          <table:table-cell table:style-name="ce31" office:value-type="float" office:value="454829" calcext:value-type="float">
            <text:p><text:s text:c="3"/>454,829</text:p>
          </table:table-cell>
          <table:table-cell table:style-name="ce31" office:value-type="float" office:value="427682" calcext:value-type="float">
            <text:p><text:s text:c="3"/>427,682</text:p>
          </table:table-cell>
          <table:table-cell table:style-name="ce98" office:value-type="float" office:value="106.347473122554" calcext:value-type="float">
            <text:p><text:s/>106 </text:p>
          </table:table-cell>
          <table:table-cell table:style-name="ce98" office:value-type="float" office:value="317.953200970615" calcext:value-type="float">
            <text:p><text:s/>318 </text:p>
          </table:table-cell>
          <table:table-cell table:style-name="ce105" office:value-type="float" office:value="3.22908075711395" calcext:value-type="float">
            <text:p><text:s/>3.23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東縣</text:p>
          </table:table-cell>
          <table:table-cell table:style-name="ce88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9554" calcext:value-type="float">
            <text:p><text:s text:c="3"/>79,554</text:p>
          </table:table-cell>
          <table:table-cell table:style-name="ce31" office:value-type="float" office:value="232235" calcext:value-type="float">
            <text:p><text:s text:c="3"/>232,235</text:p>
          </table:table-cell>
          <table:table-cell table:style-name="ce31" office:value-type="float" office:value="121945" calcext:value-type="float">
            <text:p><text:s text:c="3"/>121,945</text:p>
          </table:table-cell>
          <table:table-cell table:style-name="ce31" office:value-type="float" office:value="110290" calcext:value-type="float">
            <text:p><text:s text:c="3"/>110,290</text:p>
          </table:table-cell>
          <table:table-cell table:style-name="ce98" office:value-type="float" office:value="110.567594523529" calcext:value-type="float">
            <text:p><text:s/>111 </text:p>
          </table:table-cell>
          <table:table-cell table:style-name="ce98" office:value-type="float" office:value="66.0649536252388" calcext:value-type="float">
            <text:p><text:s/>66 </text:p>
          </table:table-cell>
          <table:table-cell table:style-name="ce105" office:value-type="float" office:value="2.91921210749931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花蓮縣</text:p>
          </table:table-cell>
          <table:table-cell table:style-name="ce88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6" calcext:value-type="float">
            <text:p><text:s text:c="3"/>3,656</text:p>
          </table:table-cell>
          <table:table-cell table:style-name="ce31" office:value-type="float" office:value="119701" calcext:value-type="float">
            <text:p><text:s text:c="3"/>119,701</text:p>
          </table:table-cell>
          <table:table-cell table:style-name="ce31" office:value-type="float" office:value="340875" calcext:value-type="float">
            <text:p><text:s text:c="3"/>340,875</text:p>
          </table:table-cell>
          <table:table-cell table:style-name="ce31" office:value-type="float" office:value="176323" calcext:value-type="float">
            <text:p><text:s text:c="3"/>176,323</text:p>
          </table:table-cell>
          <table:table-cell table:style-name="ce31" office:value-type="float" office:value="164552" calcext:value-type="float">
            <text:p><text:s text:c="3"/>164,552</text:p>
          </table:table-cell>
          <table:table-cell table:style-name="ce98" office:value-type="float" office:value="107.153361855219" calcext:value-type="float">
            <text:p><text:s/>107 </text:p>
          </table:table-cell>
          <table:table-cell table:style-name="ce98" office:value-type="float" office:value="73.6458337879373" calcext:value-type="float">
            <text:p><text:s/>74 </text:p>
          </table:table-cell>
          <table:table-cell table:style-name="ce105" office:value-type="float" office:value="2.8477205704213" calcext:value-type="float">
            <text:p><text:s/>2.85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澎湖縣</text:p>
          </table:table-cell>
          <table:table-cell table:style-name="ce88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13" calcext:value-type="float">
            <text:p><text:s text:c="3"/>1,413</text:p>
          </table:table-cell>
          <table:table-cell table:style-name="ce31" office:value-type="float" office:value="32658" calcext:value-type="float">
            <text:p><text:s text:c="3"/>32,658</text:p>
          </table:table-cell>
          <table:table-cell table:style-name="ce31" office:value-type="float" office:value="95445" calcext:value-type="float">
            <text:p><text:s text:c="3"/>95,445</text:p>
          </table:table-cell>
          <table:table-cell table:style-name="ce31" office:value-type="float" office:value="49112" calcext:value-type="float">
            <text:p><text:s text:c="3"/>49,112</text:p>
          </table:table-cell>
          <table:table-cell table:style-name="ce31" office:value-type="float" office:value="46333" calcext:value-type="float">
            <text:p><text:s text:c="3"/>46,333</text:p>
          </table:table-cell>
          <table:table-cell table:style-name="ce98" office:value-type="float" office:value="105.99788487687" calcext:value-type="float">
            <text:p><text:s/>106 </text:p>
          </table:table-cell>
          <table:table-cell table:style-name="ce98" office:value-type="float" office:value="752.340496641682" calcext:value-type="float">
            <text:p><text:s/>752 </text:p>
          </table:table-cell>
          <table:table-cell table:style-name="ce105" office:value-type="float" office:value="2.9225610876355" calcext:value-type="float">
            <text:p><text:s/>2.92 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基隆市</text:p>
          </table:table-cell>
          <table:table-cell table:style-name="ce88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6109" calcext:value-type="float">
            <text:p><text:s text:c="3"/>146,109</text:p>
          </table:table-cell>
          <table:table-cell table:style-name="ce31" office:value-type="float" office:value="388476" calcext:value-type="float">
            <text:p><text:s text:c="3"/>388,476</text:p>
          </table:table-cell>
          <table:table-cell table:style-name="ce31" office:value-type="float" office:value="196209" calcext:value-type="float">
            <text:p><text:s text:c="3"/>196,209</text:p>
          </table:table-cell>
          <table:table-cell table:style-name="ce31" office:value-type="float" office:value="192267" calcext:value-type="float">
            <text:p><text:s text:c="3"/>192,267</text:p>
          </table:table-cell>
          <table:table-cell table:style-name="ce98" office:value-type="float" office:value="102.050273837944" calcext:value-type="float">
            <text:p><text:s/>102 </text:p>
          </table:table-cell>
          <table:table-cell table:style-name="ce98" office:value-type="float" office:value="2926.1767007711" calcext:value-type="float">
            <text:p><text:s/>2,926 </text:p>
          </table:table-cell>
          <table:table-cell table:style-name="ce105" office:value-type="float" office:value="2.65880951892081" calcext:value-type="float">
            <text:p><text:s/>2.66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新竹市</text:p>
          </table:table-cell>
          <table:table-cell table:style-name="ce88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7682" calcext:value-type="float">
            <text:p><text:s text:c="3"/>137,682</text:p>
          </table:table-cell>
          <table:table-cell table:style-name="ce31" office:value-type="float" office:value="409911" calcext:value-type="float">
            <text:p><text:s text:c="3"/>409,911</text:p>
          </table:table-cell>
          <table:table-cell table:style-name="ce31" office:value-type="float" office:value="204058" calcext:value-type="float">
            <text:p><text:s text:c="3"/>204,058</text:p>
          </table:table-cell>
          <table:table-cell table:style-name="ce31" office:value-type="float" office:value="205853" calcext:value-type="float">
            <text:p><text:s text:c="3"/>205,853</text:p>
          </table:table-cell>
          <table:table-cell table:style-name="ce98" office:value-type="float" office:value="99.1280185375001" calcext:value-type="float">
            <text:p><text:s/>99 </text:p>
          </table:table-cell>
          <table:table-cell table:style-name="ce98" office:value-type="float" office:value="3935.67707383205" calcext:value-type="float">
            <text:p><text:s/>3,936 </text:p>
          </table:table-cell>
          <table:table-cell table:style-name="ce105" office:value-type="float" office:value="2.97723013901599" calcext:value-type="float">
            <text:p><text:s/>2.98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中市</text:p>
          </table:table-cell>
          <table:table-cell table:style-name="ce88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41" calcext:value-type="float">
            <text:p><text:s text:c="3"/>5,241</text:p>
          </table:table-cell>
          <table:table-cell table:style-name="ce31" office:value-type="float" office:value="375302" calcext:value-type="float">
            <text:p><text:s text:c="3"/>375,302</text:p>
          </table:table-cell>
          <table:table-cell table:style-name="ce31" office:value-type="float" office:value="1071117" calcext:value-type="float">
            <text:p><text:s text:c="3"/>1,071,117</text:p>
          </table:table-cell>
          <table:table-cell table:style-name="ce31" office:value-type="float" office:value="521831" calcext:value-type="float">
            <text:p><text:s text:c="3"/>521,831</text:p>
          </table:table-cell>
          <table:table-cell table:style-name="ce31" office:value-type="float" office:value="549286" calcext:value-type="float">
            <text:p><text:s text:c="3"/>549,286</text:p>
          </table:table-cell>
          <table:table-cell table:style-name="ce98" office:value-type="float" office:value="95.0016931070517" calcext:value-type="float">
            <text:p><text:s/>95 </text:p>
          </table:table-cell>
          <table:table-cell table:style-name="ce98" office:value-type="float" office:value="6554.15675389902" calcext:value-type="float">
            <text:p><text:s/>6,554 </text:p>
          </table:table-cell>
          <table:table-cell table:style-name="ce105" office:value-type="float" office:value="2.85401356774011" calcext:value-type="float">
            <text:p><text:s/>2.85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嘉義市</text:p>
          </table:table-cell>
          <table:table-cell table:style-name="ce88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4411" calcext:value-type="float">
            <text:p><text:s text:c="3"/>94,411</text:p>
          </table:table-cell>
          <table:table-cell table:style-name="ce31" office:value-type="float" office:value="273876" calcext:value-type="float">
            <text:p><text:s text:c="3"/>273,876</text:p>
          </table:table-cell>
          <table:table-cell table:style-name="ce31" office:value-type="float" office:value="135030" calcext:value-type="float">
            <text:p><text:s text:c="3"/>135,030</text:p>
          </table:table-cell>
          <table:table-cell table:style-name="ce31" office:value-type="float" office:value="138846" calcext:value-type="float">
            <text:p><text:s text:c="3"/>138,846</text:p>
          </table:table-cell>
          <table:table-cell table:style-name="ce98" office:value-type="float" office:value="97.2516313037466" calcext:value-type="float">
            <text:p><text:s/>97 </text:p>
          </table:table-cell>
          <table:table-cell table:style-name="ce98" office:value-type="float" office:value="4562.65326793901" calcext:value-type="float">
            <text:p><text:s/>4,563 </text:p>
          </table:table-cell>
          <table:table-cell table:style-name="ce105" office:value-type="float" office:value="2.90089078603129" calcext:value-type="float">
            <text:p><text:s/>2.90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南市</text:p>
          </table:table-cell>
          <table:table-cell table:style-name="ce88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53" calcext:value-type="float">
            <text:p><text:s text:c="3"/>5,053</text:p>
          </table:table-cell>
          <table:table-cell table:style-name="ce31" office:value-type="float" office:value="265665" calcext:value-type="float">
            <text:p><text:s text:c="3"/>265,665</text:p>
          </table:table-cell>
          <table:table-cell table:style-name="ce31" office:value-type="float" office:value="770244" calcext:value-type="float">
            <text:p><text:s text:c="3"/>770,244</text:p>
          </table:table-cell>
          <table:table-cell table:style-name="ce31" office:value-type="float" office:value="381787" calcext:value-type="float">
            <text:p><text:s text:c="3"/>381,787</text:p>
          </table:table-cell>
          <table:table-cell table:style-name="ce31" office:value-type="float" office:value="388457" calcext:value-type="float">
            <text:p><text:s text:c="3"/>388,457</text:p>
          </table:table-cell>
          <table:table-cell table:style-name="ce98" office:value-type="float" office:value="98.2829502364483" calcext:value-type="float">
            <text:p><text:s/>98 </text:p>
          </table:table-cell>
          <table:table-cell table:style-name="ce98" office:value-type="float" office:value="4385.21659523495" calcext:value-type="float">
            <text:p><text:s/>4,385 </text:p>
          </table:table-cell>
          <table:table-cell table:style-name="ce105" office:value-type="float" office:value="2.89930551634577" calcext:value-type="float">
            <text:p><text:s/>2.90 </text:p>
          </table:table-cell>
          <table:table-cell table:number-columns-repeated="1012"/>
        </table:table-row>
        <table:table-row table:style-name="ro1">
          <table:table-cell table:style-name="ce78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512" calcext:value-type="float">
            <text:p><text:s text:c="3"/>9,512</text:p>
          </table:table-cell>
          <table:table-cell table:style-name="ce28" office:value-type="float" office:value="968748" calcext:value-type="float">
            <text:p><text:s text:c="3"/>968,748</text:p>
          </table:table-cell>
          <table:table-cell table:style-name="ce28" office:value-type="float" office:value="2608596" calcext:value-type="float">
            <text:p><text:s text:c="3"/>2,608,596</text:p>
          </table:table-cell>
          <table:table-cell table:style-name="ce28" office:value-type="float" office:value="1262113" calcext:value-type="float">
            <text:p><text:s text:c="3"/>1,262,113</text:p>
          </table:table-cell>
          <table:table-cell table:style-name="ce28" office:value-type="float" office:value="1346483" calcext:value-type="float">
            <text:p><text:s text:c="3"/>1,346,483</text:p>
          </table:table-cell>
          <table:table-cell table:style-name="ce97" office:value-type="float" office:value="93.7340464008829" calcext:value-type="float">
            <text:p><text:s/>94 </text:p>
          </table:table-cell>
          <table:table-cell table:style-name="ce97" office:value-type="float" office:value="9597.49403696914" calcext:value-type="float">
            <text:p><text:s/>9,597 </text:p>
          </table:table-cell>
          <table:table-cell table:style-name="ce104" office:value-type="float" office:value="2.69274981728995" calcext:value-type="float">
            <text:p><text:s/>2.69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4" calcext:value-type="float">
            <text:p><text:s text:c="3"/>454</text:p>
          </table:table-cell>
          <table:table-cell table:style-name="ce94" office:value-type="float" office:value="8429" calcext:value-type="float">
            <text:p><text:s text:c="3"/>8,429</text:p>
          </table:table-cell>
          <table:table-cell table:style-name="ce28" office:value-type="float" office:value="579149" calcext:value-type="float">
            <text:p><text:s text:c="3"/>579,149</text:p>
          </table:table-cell>
          <table:table-cell table:style-name="ce28" office:value-type="float" office:value="1526797" calcext:value-type="float">
            <text:p><text:s text:c="3"/>1,526,797</text:p>
          </table:table-cell>
          <table:table-cell table:style-name="ce28" office:value-type="float" office:value="755867" calcext:value-type="float">
            <text:p><text:s text:c="3"/>755,867</text:p>
          </table:table-cell>
          <table:table-cell table:style-name="ce28" office:value-type="float" office:value="770930" calcext:value-type="float">
            <text:p><text:s text:c="3"/>770,930</text:p>
          </table:table-cell>
          <table:table-cell table:style-name="ce97" office:value-type="float" office:value="98.0461261074287" calcext:value-type="float">
            <text:p><text:s/>98 </text:p>
          </table:table-cell>
          <table:table-cell table:style-name="ce97" office:value-type="float" office:value="9940.5570707462" calcext:value-type="float">
            <text:p><text:s/>9,941 </text:p>
          </table:table-cell>
          <table:table-cell table:style-name="ce104" office:value-type="float" office:value="2.6362766749144" calcext:value-type="float">
            <text:p><text:s/>2.64 </text:p>
          </table:table-cell>
          <table:table-cell table:number-columns-repeated="1012"/>
        </table:table-row>
        <table:table-row table:style-name="ro1">
          <table:table-cell table:style-name="ce78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902" calcext:value-type="float">
            <text:p><text:s text:c="3"/>902</text:p>
          </table:table-cell>
          <table:table-cell table:style-name="ce28" office:value-type="float" office:value="33389" calcext:value-type="float">
            <text:p><text:s text:c="3"/>33,389</text:p>
          </table:table-cell>
          <table:table-cell table:style-name="ce28" office:value-type="float" office:value="101772" calcext:value-type="float">
            <text:p><text:s text:c="3"/>101,772</text:p>
          </table:table-cell>
          <table:table-cell table:style-name="ce28" office:value-type="float" office:value="53437" calcext:value-type="float">
            <text:p><text:s text:c="3"/>53,437</text:p>
          </table:table-cell>
          <table:table-cell table:style-name="ce28" office:value-type="float" office:value="48335" calcext:value-type="float">
            <text:p><text:s text:c="3"/>48,335</text:p>
          </table:table-cell>
          <table:table-cell table:style-name="ce97" office:value-type="float" office:value="110.555498086273" calcext:value-type="float">
            <text:p><text:s/>111 </text:p>
          </table:table-cell>
          <table:table-cell table:style-name="ce97" office:value-type="float" office:value="563.971272775635" calcext:value-type="float">
            <text:p><text:s/>564 </text:p>
          </table:table-cell>
          <table:table-cell table:style-name="ce104" office:value-type="float" office:value="3.04806972356165" calcext:value-type="float">
            <text:p><text:s/>3.05 </text:p>
          </table:table-cell>
          <table:table-cell table:number-columns-repeated="1012"/>
        </table:table-row>
        <table:table-row table:style-name="ro7">
          <table:table-cell table:style-name="ce80" office:value-type="string" calcext:value-type="string">
            <text:p>金門縣</text:p>
          </table:table-cell>
          <table:table-cell table:style-name="ce88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65" calcext:value-type="float">
            <text:p><text:s text:c="3"/>765</text:p>
          </table:table-cell>
          <table:table-cell table:style-name="ce31" office:value-type="float" office:value="31348" calcext:value-type="float">
            <text:p><text:s text:c="3"/>31,348</text:p>
          </table:table-cell>
          <table:table-cell table:style-name="ce31" office:value-type="float" office:value="91890" calcext:value-type="float">
            <text:p><text:s text:c="3"/>91,890</text:p>
          </table:table-cell>
          <table:table-cell table:style-name="ce31" office:value-type="float" office:value="47707" calcext:value-type="float">
            <text:p><text:s text:c="3"/>47,707</text:p>
          </table:table-cell>
          <table:table-cell table:style-name="ce31" office:value-type="float" office:value="44183" calcext:value-type="float">
            <text:p><text:s text:c="3"/>44,183</text:p>
          </table:table-cell>
          <table:table-cell table:style-name="ce98" office:value-type="float" office:value="107.975918339633" calcext:value-type="float">
            <text:p><text:s/>108 </text:p>
          </table:table-cell>
          <table:table-cell table:style-name="ce98" office:value-type="float" office:value="605.910745371103" calcext:value-type="float">
            <text:p><text:s/>606 </text:p>
          </table:table-cell>
          <table:table-cell table:style-name="ce105" office:value-type="float" office:value="2.93128748245502" calcext:value-type="float">
            <text:p><text:s/>2.93 </text:p>
          </table:table-cell>
          <table:table-cell table:number-columns-repeated="1012"/>
        </table:table-row>
        <table:table-row table:style-name="ro7">
          <table:table-cell table:style-name="ce80" office:value-type="string" calcext:value-type="string">
            <text:p>連江縣</text:p>
          </table:table-cell>
          <table:table-cell table:style-name="ce88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2041" calcext:value-type="float">
            <text:p><text:s text:c="3"/>2,041</text:p>
          </table:table-cell>
          <table:table-cell table:style-name="ce31" office:value-type="float" office:value="9882" calcext:value-type="float">
            <text:p><text:s text:c="3"/>9,882</text:p>
          </table:table-cell>
          <table:table-cell table:style-name="ce31" office:value-type="float" office:value="5730" calcext:value-type="float">
            <text:p><text:s text:c="3"/>5,730</text:p>
          </table:table-cell>
          <table:table-cell table:style-name="ce31" office:value-type="float" office:value="4152" calcext:value-type="float">
            <text:p><text:s text:c="3"/>4,152</text:p>
          </table:table-cell>
          <table:table-cell table:style-name="ce99" office:value-type="float" office:value="138.005780346821" calcext:value-type="float">
            <text:p><text:s/>138 </text:p>
          </table:table-cell>
          <table:table-cell table:style-name="ce98" office:value-type="float" office:value="343.125" calcext:value-type="float">
            <text:p><text:s/>343 </text:p>
          </table:table-cell>
          <table:table-cell table:style-name="ce105" office:value-type="float" office:value="4.84174424301813" calcext:value-type="float">
            <text:p><text:s/>4.84 </text:p>
          </table:table-cell>
          <table:table-cell table:number-columns-repeated="1012"/>
        </table:table-row>
        <table:table-row table:style-name="ro7">
          <table:table-cell table:style-name="ce81" office:value-type="string" calcext:value-type="string">
            <text:p>東沙群島</text:p>
          </table:table-cell>
          <table:table-cell table:style-name="ce89" office:value-type="float" office:value="2.38" calcext:value-type="float">
            <text:p><text:s text:c="3"/>2.3800</text:p>
          </table:table-cell>
          <table:table-cell table:style-name="ce91" office:value-type="float" office:value="0" calcext:value-type="float">
            <text:p>— </text:p>
          </table:table-cell>
          <table:table-cell table:number-columns-repeated="8" table:style-name="ce92" office:value-type="float" office:value="0" calcext:value-type="float">
            <text:p>— </text:p>
          </table:table-cell>
          <table:table-cell table:style-name="ce106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南沙群島</text:p>
          </table:table-cell>
          <table:table-cell table:style-name="ce89" office:value-type="float" office:value="0.4896" calcext:value-type="float">
            <text:p><text:s text:c="3"/>0.4896</text:p>
          </table:table-cell>
          <table:table-cell table:number-columns-repeated="9" table:style-name="ce92" office:value-type="float" office:value="0" calcext:value-type="float">
            <text:p>— </text:p>
          </table:table-cell>
          <table:table-cell table:style-name="ce106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82"/>
          <table:table-cell table:style-name="ce90"/>
          <table:table-cell table:style-name="ce93" table:number-columns-repeated="7"/>
          <table:table-cell table:style-name="ce100" table:number-columns-repeated="2"/>
          <table:table-cell table:style-name="ce107"/>
          <table:table-cell table:style-name="ce108" table:number-columns-repeated="244"/>
          <table:table-cell table:style-name="ce110" table:number-columns-repeated="768"/>
        </table:table-row>
        <table:table-row table:style-name="ro13">
          <table:table-cell table:style-name="ce83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5" table:number-columns-repeated="6"/>
          <table:table-cell/>
          <table:table-cell table:style-name="ce101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10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62"/>
          <table:table-cell table:style-name="ce109"/>
          <table:table-cell table:style-name="ce108" table:number-columns-repeated="1011"/>
        </table:table-row>
        <table:table-row table:style-name="ro10">
          <table:table-cell table:style-name="ce83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0" table:number-rows-repeated="27">
          <table:table-cell table:number-columns-repeated="1024"/>
        </table:table-row>
        <table:table-row table:style-name="ro10">
          <table:table-cell table:number-columns-repeated="7"/>
          <table:table-cell table:style-name="ce95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9809.xls'#$''.$G$5]"/>
        <table:named-expression table:name="出生" table:base-cell-address="$年月別.$A$1" table:expression="['file:///D:/123/o60/%E8%A1%A8%E5%85%AD9809.xls'#$''.$V$14:.$V$34]"/>
        <table:named-expression table:name="月底人口數" table:base-cell-address="$年月別.$A$1" table:expression="['file:///D:/123/o60/%E8%A1%A8%E5%85%AD9809.xls'#$''.$AT$14:.$AU$34]"/>
        <table:named-expression table:name="死亡" table:base-cell-address="$年月別.$A$1" table:expression="['file:///D:/123/o60/%E8%A1%A8%E5%85%AD9809.xls'#$''.$Y$14:.$Y$34]"/>
        <table:named-expression table:name="結婚" table:base-cell-address="$年月別.$A$1" table:expression="['file:///D:/123/o60/%E8%A1%A8%E5%85%AD9809.xls'#$''.$L$14:.$L$34]"/>
        <table:named-expression table:name="鄰數戶數" table:base-cell-address="$年月別.$A$1" table:expression="['file:///D:/123/o60/%E8%A1%A8%E5%85%AD9809.xls'#$''.$AQ$14:.$AR$34]"/>
        <table:named-expression table:name="離婚" table:base-cell-address="$年月別.$A$1" table:expression="['file:///D:/123/o60/%E8%A1%A8%E5%85%AD98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0-06T15:20:15</meta:creation-date>
    <dc:creator>user</dc:creator>
    <dc:date>2009-10-06T15:21:30</dc:date>
    <meta:document-statistic meta:table-count="2" meta:cell-count="730" meta:object-count="0"/>
    <meta:generator>LibreOffice/5.0.5.2$Windows_x86 LibreOffice_project/55b006a02d247b5f7215fc6ea0fde844b30035b3</meta:generator>
  </office:meta>
</office:document-meta>
</file>